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Standard">
      <loext:graphic-properties draw:fill-gradient-name="gradient" draw:fill-hatch-name="hatch"/>
      <style:paragraph-properties fo:line-height="200%" fo:text-align="justify" style:justify-single-word="false"/>
    </style:style>
    <style:style style:name="T1" style:family="text">
      <style:text-properties officeooo:rsid="0003af96"/>
    </style:style>
    <style:style style:name="T2" style:family="text">
      <style:text-properties fo:font-variant="normal" fo:text-transform="none" style:text-line-through-style="none" style:text-line-through-type="none" fo:font-size="12pt" fo:font-style="normal" style:text-underline-style="none" fo:font-weight="normal" officeooo:rsid="0018abbc" style:text-blinking="false" fo:background-color="transparent" loext:char-shading-value="0" style:font-size-asian="12pt" style:font-weight-asian="bold" style:font-size-complex="12pt" style:font-weight-complex="bold"/>
    </style:style>
    <style:style style:name="T3" style:family="text">
      <style:text-properties fo:font-variant="normal" fo:text-transform="none" style:text-line-through-style="none" style:text-line-through-type="none" fo:font-size="12pt" fo:font-style="normal" style:text-underline-style="none" fo:font-weight="normal" officeooo:rsid="0017ad39" style:text-blinking="false" fo:background-color="transparent" loext:char-shading-value="0" style:font-size-asian="12pt" style:font-weight-asian="bold" style:font-size-complex="12pt" style:font-weight-complex="bold"/>
    </style:style>
    <style:style style:name="T4" style:family="text">
      <style:text-properties fo:font-variant="normal" fo:text-transform="none" style:text-line-through-style="none" style:text-line-through-type="none" fo:font-size="12pt" fo:font-style="normal" style:text-underline-style="none" fo:font-weight="normal" officeooo:rsid="0022b7b7" style:text-blinking="false" fo:background-color="transparent" loext:char-shading-value="0" style:font-size-asian="12pt" style:font-weight-asian="bold" style:font-size-complex="12pt" style:font-weight-complex="bold"/>
    </style:style>
    <style:style style:name="T5" style:family="text">
      <style:text-properties fo:font-variant="normal" fo:text-transform="none" style:text-line-through-style="none" style:text-line-through-type="none" fo:font-size="12pt" fo:font-style="normal" style:text-underline-style="none" fo:font-weight="normal" officeooo:rsid="0017ad39" style:text-blinking="false" fo:background-color="#ffff00" loext:char-shading-value="0" style:font-size-asian="12pt" style:font-weight-asian="bold" style:font-size-complex="12pt" style:font-weight-complex="bold"/>
    </style:style>
    <style:style style:name="T6" style:family="text">
      <style:text-properties fo:font-variant="normal" fo:text-transform="none" style:text-line-through-style="none" style:text-line-through-type="none" fo:font-size="12pt" fo:font-style="italic" style:text-underline-style="none" fo:font-weight="normal" officeooo:rsid="0018abbc" style:text-blinking="false" fo:background-color="transparent" loext:char-shading-value="0" style:font-size-asian="12pt" style:font-style-asian="italic" style:font-weight-asian="bold" style:font-size-complex="12pt" style:font-style-complex="italic" style:font-weight-complex="bold"/>
    </style:style>
    <style:style style:name="T7" style:family="text">
      <style:text-properties fo:font-variant="normal" fo:text-transform="none" style:text-line-through-style="none" style:text-line-through-type="none" fo:font-style="normal" style:text-underline-style="none" fo:font-weight="normal" officeooo:rsid="0017ad39" style:text-blinking="false" fo:background-color="transparent" loext:char-shading-value="0" style:font-weight-asian="bold" style:font-weight-complex="bold"/>
    </style:style>
    <style:style style:name="T8" style:family="text">
      <style:text-properties fo:font-variant="normal" fo:text-transform="none" style:text-line-through-style="none" style:text-line-through-type="none" fo:font-style="normal" style:text-underline-style="none" fo:font-weight="normal" officeooo:rsid="0018abbc" style:text-blinking="false" fo:background-color="transparent" loext:char-shading-value="0" style:font-weight-asian="bold" style:font-weight-complex="bold"/>
    </style:style>
    <style:style style:name="T9" style:family="text">
      <style:text-properties fo:font-variant="normal" fo:text-transform="none" style:text-line-through-style="none" style:text-line-through-type="none" fo:font-style="normal" style:text-underline-style="none" fo:font-weight="normal" officeooo:rsid="0022b7b7" style:text-blinking="false" fo:background-color="transparent" loext:char-shading-value="0" style:font-weight-asian="bold" style:font-weight-complex="bold"/>
    </style:style>
    <style:style style:name="T10" style:family="text">
      <style:text-properties fo:font-variant="normal" fo:text-transform="none" style:text-line-through-style="none" style:text-line-through-type="none" fo:font-style="normal" style:text-underline-style="none" fo:font-weight="normal" officeooo:rsid="0017ad39" style:text-blinking="false" fo:background-color="#ffff00" loext:char-shading-value="0" style:font-weight-asian="bold" style:font-weight-complex="bold"/>
    </style:style>
    <style:style style:name="T11" style:family="text">
      <style:text-properties fo:font-variant="normal" fo:text-transform="none" style:text-line-through-style="none" style:text-line-through-type="none" fo:font-style="italic" style:text-underline-style="none" fo:font-weight="normal" officeooo:rsid="0018abbc" style:text-blinking="false" fo:background-color="transparent" loext:char-shading-value="0" style:font-style-asian="italic" style:font-weight-asian="bold" style:font-style-complex="italic" style:font-weight-complex="bold"/>
    </style:style>
    <style:style style:name="T12" style:family="text">
      <style:text-properties officeooo:rsid="0004cd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 <text:span text:style-name="T12">used </text:span>diferent types of features to construct a vector for a given mutation. We computed if the given mutation is phophomimicing or not. We performed one-hot encoding to construct two vectors representing the wild-type and mutated amino acids, respectively. In this encoding scheme, each amino acid is represented by a binary vector with a length equal to the total number of possible (20) amino acids. The vector has a value of 1 in the position corresponding to the amino acid and 0s in all other positions. We extracted Post-Translational Modification (PTM) information for a given mutated position from PhosphositePlus DB. Using this information, we constructed a feature vector with length equal to the total number of possible types of PTMS. The vector has a value of 1 in the position corresponding to its PTM sites and 0s in all other positions.</text:p>
      <text:p text:style-name="P1">We also used known mutational information as a feature. We constructed a feature vector with length equal to the total number of possible types of mutations (3 i.e. activating, deactivating and resistance). The vector has a value of 1 in the position corresponding to known mutations information and 0s in all other positions.</text:p>
      <text:p text:style-name="P1">We computed the orthologs and paralogs of all the canonical proteins sequences in humans using the Orthofinder program (Emms 2019). Briefly, we used the canonical proteomes of humans and 507 other organisms from across the tree of life to compute the homologs. In the Orthofinder program, we used the option of computing multiple sequence alignments to build gene trees and supplied an in-house species tree (will be published elsewhere) to infer the orthologs for each species pair. Next, we gathered all the orthologs of every protein across species allowing for one-to-one, one-to-many, and many-to-many relationships. As mentioned above, the Orthofinder program also calculated the multiple sequence alignments for the “Orthogroup” or homologous group containing both orthologs and paralogs. The Orthofinder program used the MAFFT method (Katoh 2013) to calculate the alignments. To obtain the alignment of the orthologs, we subset the respective orthologs from the Orthogroup alignment and removed any positions that contained all gaps. All the remaining sequences in the Orthogroup alignment were used as paralogs (referred as all paralogs). <text:soft-page-break/>We created a subset of paralogs that were present only in human (referred as human-specific paralogs).</text:p>
      <text:p text:style-name="P1"/>
      <text:p text:style-name="P1">We used the alignments of orthologs and paralogs (both all and human-specific) to build the HMM (hidden Markov Model) profiles of every candidate protein using the hmmbuild tool of the HMMER package [PMID: 9918945], and extracted the log scores for each amino acid and each position from the profile. The score for any mutated position was taken as the difference between the mutated value in these profiles and the wild-type, and used as a featu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9:08:13.300001618</meta:creation-date>
    <dc:date>2023-04-25T19:25:47.124165001</dc:date>
    <meta:editing-duration>PT4M33S</meta:editing-duration>
    <meta:editing-cycles>1</meta:editing-cycles>
    <meta:document-statistic meta:table-count="0" meta:image-count="0" meta:object-count="0" meta:page-count="2" meta:paragraph-count="4" meta:word-count="457" meta:character-count="2880" meta:non-whitespace-character-count="2427"/>
    <meta:generator>LibreOffice/7.3.7.2$Linux_X86_64 LibreOffice_project/30$Build-2</meta:generator>
  </office:meta>
</office:document-meta>
</file>